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 style:master-page-name="">
      <style:table-properties style:width="27.7cm" style:page-number="auto" table:align="margins"/>
    </style:style>
    <style:style style:name="Tableau3.A" style:family="table-column">
      <style:table-column-properties style:column-width="27.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1.99cm" style:rel-column-width="12467*"/>
    </style:style>
    <style:style style:name="Tableau4.B" style:family="table-column">
      <style:table-column-properties style:column-width="5.71cm" style:rel-column-width="3237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27.693cm" table:align="left"/>
    </style:style>
    <style:style style:name="Tableau5.A" style:family="table-column">
      <style:table-column-properties style:column-width="0.993cm"/>
    </style:style>
    <style:style style:name="Tableau5.B" style:family="table-column">
      <style:table-column-properties style:column-width="5.798cm"/>
    </style:style>
    <style:style style:name="Tableau5.C" style:family="table-column">
      <style:table-column-properties style:column-width="4.646cm"/>
    </style:style>
    <style:style style:name="Tableau5.D" style:family="table-column">
      <style:table-column-properties style:column-width="1.896cm"/>
    </style:style>
    <style:style style:name="Tableau5.E" style:family="table-column">
      <style:table-column-properties style:column-width="1.556cm"/>
    </style:style>
    <style:style style:name="Tableau5.F" style:family="table-column">
      <style:table-column-properties style:column-width="1.461cm"/>
    </style:style>
    <style:style style:name="Tableau5.G" style:family="table-column">
      <style:table-column-properties style:column-width="2.238cm"/>
    </style:style>
    <style:style style:name="Tableau5.H" style:family="table-column">
      <style:table-column-properties style:column-width="4.519cm"/>
    </style:style>
    <style:style style:name="Tableau5.I" style:family="table-column">
      <style:table-column-properties style:column-width="4.58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I1" style:family="table-cell">
      <style:table-cell-properties style:vertical-align="middle" fo:padding="0.097cm" fo:border="0.05pt solid #000000"/>
    </style:style>
    <style:style style:name="Tableau5.2" style:family="table-row">
      <style:table-row-properties style:row-height="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8c36c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43de2f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8c36c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817c0" officeooo:paragraph-rsid="003817c0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5.875cm"/>
        </style:tab-stops>
      </style:paragraph-properties>
      <style:text-properties officeooo:rsid="002382a3" officeooo:paragraph-rsid="00121ec5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817c0" officeooo:paragraph-rsid="003817c0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break-before="page"/>
      <style:text-properties officeooo:rsid="002382a3" officeooo:paragraph-rsid="002382a3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41650a" officeooo:paragraph-rsid="0041650a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0pt" officeooo:rsid="0038c36c" officeooo:paragraph-rsid="0038c36c" style:font-name-asian="DejaVu Serif" style:font-size-asian="10pt" style:font-name-complex="DejaVu Serif" style:font-size-complex="10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DejaVu Serif" fo:font-size="10pt" officeooo:paragraph-rsid="003817c0" style:font-name-asian="DejaVu Serif" style:font-size-asian="10pt" style:font-name-complex="DejaVu Serif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erif" fo:font-size="10pt" fo:font-weight="bold" officeooo:rsid="0038c36c" officeooo:paragraph-rsid="0038c36c" style:font-name-asian="DejaVu Serif" style:font-size-asian="10pt" style:font-weight-asian="bold" style:font-name-complex="DejaVu Serif" style:font-size-complex="10pt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81c9e"/>
    </style:style>
    <style:style style:name="T2" style:family="text">
      <style:text-properties officeooo:rsid="003817c0"/>
    </style:style>
    <style:style style:name="T3" style:family="text">
      <style:text-properties officeooo:rsid="0038c36c"/>
    </style:style>
    <style:style style:name="T4" style:family="text">
      <style:text-properties officeooo:rsid="003bd3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1650a"/>
    </style:style>
    <style:style style:name="T7" style:family="text">
      <style:text-properties officeooo:rsid="00425a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[salle;block=begin;sub1=eleve]</text:p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18" text:outline-level="1">[salle.etab] – Année scolaire [salle.annee_scolaire]</text:h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<text:span text:style-name="T5">Épreuve :</text:span> [salle.epreuve]</text:p>
            <text:p text:style-name="P10"><text:span text:style-name="T5">Date :</text:span> [salle.date]</text:p>
          </table:table-cell>
          <table:table-cell table:style-name="Tableau4.A1" office:value-type="string">
            <text:p text:style-name="P16"><text:span text:style-name="T5">Salle :</text:span> [salle.salle]</text:p>
            <text:p text:style-name="P16"><text:span text:style-name="T5">Effectif :</text:span> [salle.effectif] candidats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>
          <table:table-cell table:style-name="Tableau5.A1" office:value-type="string">
            <text:p text:style-name="P17"/>
          </table:table-cell>
          <table:table-cell table:style-name="Tableau5.B1" office:value-type="string">
            <text:p text:style-name="P17">NOM</text:p>
          </table:table-cell>
          <table:table-cell table:style-name="Tableau5.B1" office:value-type="string">
            <text:p text:style-name="P17">PRENOM</text:p>
          </table:table-cell>
          <table:table-cell table:style-name="Tableau5.B1" office:value-type="string">
            <text:p text:style-name="P17">NÉ(E) LE</text:p>
          </table:table-cell>
          <table:table-cell table:style-name="Tableau5.B1" office:value-type="string">
            <text:p text:style-name="P17">DIV.</text:p>
          </table:table-cell>
          <table:table-cell table:style-name="Tableau5.B1" office:value-type="string">
            <text:p text:style-name="P17">SALLE</text:p>
          </table:table-cell>
          <table:table-cell table:style-name="Tableau5.B1" office:value-type="string">
            <text:p text:style-name="P17">NUM ANONYMAT</text:p>
          </table:table-cell>
          <table:table-cell table:style-name="Tableau5.B1" office:value-type="string">
            <text:p text:style-name="P17">APPEL</text:p>
          </table:table-cell>
          <table:table-cell table:style-name="Tableau5.I1" office:value-type="string">
            <text:p text:style-name="P17"><text:span text:style-name="T6">É</text:span>MARGEMENT <text:line-break/>au retour de la copie</text:p>
          </table:table-cell>
        </table:table-row>
        <table:table-row table:style-name="Tableau5.2">
          <table:table-cell table:style-name="Tableau5.A2" office:value-type="string">
            <text:p text:style-name="P6">[salle_<text:span text:style-name="T4">sub1.rang</text:span>;block=table:table-row]</text:p>
          </table:table-cell>
          <table:table-cell table:style-name="Tableau5.A2" office:value-type="string">
            <text:p text:style-name="P7">[salle_<text:span text:style-name="T4">sub1.</text:span>nom]</text:p>
          </table:table-cell>
          <table:table-cell table:style-name="Tableau5.A2" office:value-type="string">
            <text:p text:style-name="P8">[salle_<text:span text:style-name="T4">sub1.</text:span>prenom]</text:p>
          </table:table-cell>
          <table:table-cell table:style-name="Tableau5.A2" office:value-type="string">
            <text:p text:style-name="P5">[salle_<text:span text:style-name="T4">sub1.</text:span>naissance]</text:p>
          </table:table-cell>
          <table:table-cell table:style-name="Tableau5.A2" office:value-type="string">
            <text:p text:style-name="P5">[salle_<text:span text:style-name="T4">sub1.</text:span>classe]</text:p>
          </table:table-cell>
          <table:table-cell table:style-name="Tableau5.A2" office:value-type="string">
            <text:p text:style-name="P5">[salle_<text:span text:style-name="T4">sub1.</text:span>salle]</text:p>
          </table:table-cell>
          <table:table-cell table:style-name="Tableau5.A2" office:value-type="string">
            <text:p text:style-name="P5">[salle_<text:span text:style-name="T4">sub1.</text:span>n_anonymat]</text:p>
          </table:table-cell>
          <table:table-cell table:style-name="Tableau5.A2" office:value-type="string">
            <text:p text:style-name="P15"/>
          </table:table-cell>
          <table:table-cell table:style-name="Tableau5.I2" office:value-type="string">
            <text:p text:style-name="P15"/>
          </table:table-cell>
        </table:table-row>
      </table:table>
      <text:p text:style-name="P11"/>
      <text:p text:style-name="P13">[sall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fo:font-size="8pt" officeooo:rsid="0041650a" officeooo:paragraph-rsid="0041650a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20-03-04T18:35:50.810135342">04/03/2020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2</text:page-number>/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20-03-04T18:35:50.614414081</dc:date>
    <meta:editing-duration>PT5H27M30S</meta:editing-duration>
    <meta:editing-cycles>56</meta:editing-cycles>
    <meta:generator>LibreOffice/6.1.5.2$Linux_x86 LibreOffice_project/10$Build-2</meta:generator>
    <meta:document-statistic meta:table-count="4" meta:image-count="0" meta:object-count="0" meta:page-count="2" meta:paragraph-count="24" meta:word-count="43" meta:character-count="446" meta:non-whitespace-character-count="425"/>
  </office:meta>
</office:document-meta>
</file>